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Configur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PlaceholderConfigurerTests.propertiesReplacedIn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PlaceholderConfigurerTests.propertiesCorrectInJm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